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NTANA QUISPE, CESAR RIC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NTANA QUISPE, CESAR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451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NTANA QUISPE, ELDON SAMU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39905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9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7:32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